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start" style:justify-single-word="false"/>
      <style:text-properties fo:font-size="18pt" officeooo:rsid="000f3fcb" officeooo:paragraph-rsid="000f3fcb" style:font-size-asian="15.75pt" style:font-size-complex="18pt"/>
    </style:style>
    <style:style style:name="P2" style:family="paragraph" style:parent-style-name="Standard">
      <style:paragraph-properties fo:text-align="start" style:justify-single-word="false"/>
      <style:text-properties fo:font-size="18pt" officeooo:rsid="000f3fcb" officeooo:paragraph-rsid="00109fd5" style:font-size-asian="15.75pt" style:font-size-complex="18pt"/>
    </style:style>
    <style:style style:name="P3" style:family="paragraph" style:parent-style-name="Standard">
      <style:paragraph-properties fo:text-align="start" style:justify-single-word="false"/>
      <style:text-properties fo:font-size="14pt" officeooo:rsid="000f3fcb" officeooo:paragraph-rsid="000f3fcb" style:font-size-asian="12.25pt" style:font-size-complex="14pt"/>
    </style:style>
    <style:style style:name="P4" style:family="paragraph" style:parent-style-name="Standard">
      <style:paragraph-properties fo:text-align="start" style:justify-single-word="false"/>
      <style:text-properties fo:font-size="14pt" officeooo:rsid="00109fd5" officeooo:paragraph-rsid="00109fd5" style:font-size-asian="12.25pt" style:font-size-complex="14pt"/>
    </style:style>
    <style:style style:name="P5" style:family="paragraph" style:parent-style-name="Standard">
      <style:paragraph-properties fo:text-align="start" style:justify-single-word="false"/>
      <style:text-properties fo:font-size="14pt" officeooo:rsid="00109fd5" officeooo:paragraph-rsid="0011ee15" style:font-size-asian="12.25pt" style:font-size-complex="14pt"/>
    </style:style>
    <style:style style:name="P6" style:family="paragraph" style:parent-style-name="Standard">
      <style:paragraph-properties fo:text-align="start" style:justify-single-word="false"/>
      <style:text-properties fo:font-size="14pt" officeooo:rsid="0013c17c" officeooo:paragraph-rsid="0013c17c" style:font-size-asian="12.25pt" style:font-size-complex="14pt"/>
    </style:style>
    <style:style style:name="P7" style:family="paragraph" style:parent-style-name="Standard">
      <style:paragraph-properties fo:text-align="start" style:justify-single-word="false"/>
      <style:text-properties fo:font-size="14pt" officeooo:rsid="0011ee15" officeooo:paragraph-rsid="00109fd5" style:font-size-asian="12.25pt" style:font-size-complex="14pt"/>
    </style:style>
    <style:style style:name="P8" style:family="paragraph" style:parent-style-name="Standard">
      <style:paragraph-properties fo:text-align="start" style:justify-single-word="false"/>
      <style:text-properties fo:font-size="14pt" officeooo:rsid="0011ee15" officeooo:paragraph-rsid="0011ee15" style:font-size-asian="12.25pt" style:font-size-complex="14pt"/>
    </style:style>
    <style:style style:name="P9" style:family="paragraph" style:parent-style-name="Standard">
      <style:paragraph-properties fo:text-align="center" style:justify-single-word="false"/>
      <style:text-properties fo:font-size="32pt" officeooo:rsid="001499d1" officeooo:paragraph-rsid="001499d1" style:font-size-asian="32pt" style:font-size-complex="32pt"/>
    </style:style>
    <style:style style:name="P10" style:family="paragraph" style:parent-style-name="Standard">
      <style:paragraph-properties fo:text-align="center" style:justify-single-word="false"/>
      <style:text-properties fo:font-size="32pt" officeooo:rsid="000f3b8f" officeooo:paragraph-rsid="000f3b8f" style:font-size-asian="32pt" style:font-size-complex="32pt"/>
    </style:style>
    <style:style style:name="P11" style:family="paragraph" style:parent-style-name="Standard">
      <style:paragraph-properties fo:text-align="center" style:justify-single-word="false"/>
      <style:text-properties fo:font-size="26pt" officeooo:rsid="001499d1" officeooo:paragraph-rsid="001499d1" style:font-size-asian="22.75pt" style:font-size-complex="26pt"/>
    </style:style>
    <style:style style:name="P12" style:family="paragraph" style:parent-style-name="Standard">
      <style:paragraph-properties fo:text-align="start" style:justify-single-word="false"/>
      <style:text-properties fo:font-size="14pt" officeooo:rsid="0011ee15" officeooo:paragraph-rsid="0011ee15" style:font-size-asian="12.25pt" style:font-size-complex="14pt"/>
    </style:style>
    <style:style style:name="P13" style:family="paragraph" style:parent-style-name="Standard">
      <style:paragraph-properties fo:text-align="start" style:justify-single-word="false"/>
      <style:text-properties fo:font-size="18pt" officeooo:rsid="001645cd" officeooo:paragraph-rsid="001645cd" style:font-size-asian="18pt" style:font-size-complex="18pt"/>
    </style:style>
    <style:style style:name="T1" style:family="text">
      <style:text-properties officeooo:rsid="00109fd5"/>
    </style:style>
    <style:style style:name="T2" style:family="text">
      <style:text-properties officeooo:rsid="0011ee15"/>
    </style:style>
    <style:style style:name="T3" style:family="text">
      <style:text-properties officeooo:rsid="001645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9"/>
      <text:p text:style-name="P9"/>
      <text:p text:style-name="P9"/>
      <text:p text:style-name="P9"/>
      <text:p text:style-name="P9">Livrable D&amp;D Bouffe</text:p>
      <text:p text:style-name="P11">Clément DUFAIX – Pierre HENRY</text:p>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1 – Histoire</text:p>
      <text:p text:style-name="P3">Le jeu se passe dans un univers fantastique dans lequel la nourriture et la boisson prennent une part très importante de la vie de sa population.</text:p>
      <text:p text:style-name="P3">Alors que tout se passait bien de la ville de GrosseBouf, jusqu’au jour où un sorcier maléfique se rendit en haut de la forteresse du roi pour le transformer en jambon ! Par le même occasion, celui-ci transforma tous les membres du château en immonde <text:s/>créature qui vous barreront la route pour sauver le roi… Vous pourrez contrôler 2 héros parmi les 5 disponible, chacun aura des statistiques différentes ainsi <text:span text:style-name="T1">vous pourrez contrôler un personnage avec de grosse statistiques de défense, un autre qui effectuera des baisses de statistique sur les ennemies, un soigneur, un voleur ou un personnage qui pourra recruter des ennemies pour renforcer l’équipe de héro.</text:span></text:p>
      <text:p text:style-name="P3"><text:s/></text:p>
      <text:p text:style-name="P2"><text:span text:style-name="T3">2</text:span> – <text:span text:style-name="T1">Scénario</text:span></text:p>
      <text:p text:style-name="P4">I – Le joueur pourra se déplacer dans le donjon</text:p>
      <text:p text:style-name="P4"><text:tab/>I.1 – Le joueur pourra combattre si des ennemies font leur apparition</text:p>
      <text:p text:style-name="P4"><text:tab/><text:tab/>I.1.a – Le joueur pourra demander à ses personnages d’attaquer</text:p>
      <text:p text:style-name="P4"><text:tab/><text:tab/>I.1.b – Le joueur pourra demander à ses personnages de se défendre<text:tab/></text:p>
      <text:p text:style-name="P4"><text:tab/><text:tab/>I.1.c – Le joueur pourra demander à ses personnages d’utiliser des <text:tab/><text:tab/><text:tab/><text:tab/> compétences</text:p>
      <text:p text:style-name="P4"><text:tab/><text:tab/>I.1.d – Le joueur pourra demander à ses personnages de fuir</text:p>
      <text:p text:style-name="P4"><text:tab/>I.2 – Le joueur pourra interagir avec des événements présent dans les salles<text:tab/></text:p>
      <text:p text:style-name="P4"><text:tab/><text:tab/>I.2.a – Le joueur pourra combattre le boss puis <text:span text:style-name="T2">passer à l’étage suivant</text:span> à <text:tab/><text:tab/><text:tab/> la salle sortie</text:p>
      <text:p text:style-name="P4"><text:tab/><text:tab/><text:span text:style-name="T2">I.2.b – Le joueur pourra activer des leviers</text:span></text:p>
      <text:p text:style-name="P7"><text:tab/><text:tab/>I.2.c – Le joueur pourra rentrer dans des salles caché</text:p>
      <text:p text:style-name="P8"><text:tab/><text:tab/>I.2.d – Le joueur pourra tenter d’esquiver une salle piège</text:p>
      <text:p text:style-name="P5"><text:tab/><text:tab/><text:span text:style-name="T2">I.2.e – Le joueur pourra se revigorer à un buffet</text:span></text:p>
      <text:p text:style-name="P5"><text:tab/><text:tab/><text:span text:style-name="T2">I.2.f – Le joueur pourra trouver une équipement dans le garde-manger</text:span><text:tab/></text:p>
      <text:p text:style-name="P4">II – Le jouer pourra <text:span text:style-name="T2">consulter</text:span> et gérer son inventaire</text:p>
      <text:p text:style-name="P8"><text:tab/>II.1 – Le joueur pourra jeter un item</text:p>
      <text:p text:style-name="P8"><text:tab/>II.2 – Le joueur pourra crafter un item à partir de ressource</text:p>
      <text:p text:style-name="P5"><text:tab/><text:span text:style-name="T2">II.3 – Le joueur pourra consommer un consommable</text:span></text:p>
      <text:p text:style-name="P8"><text:tab/>II.4 – Le joueur pourra équiper/déséquiper d’un équipement<text:tab/></text:p>
      <text:p text:style-name="P6">III – Le joueur pourra consulter l’état de ses personnages</text:p>
      <text:p text:style-name="P5"/>
      <text:p text:style-name="P5"/>
      <text:p text:style-name="P8"><text:s/></text:p>
      <text:p text:style-name="P8"/>
      <text:p text:style-name="P8"/>
      <text:p text:style-name="P8"/>
      <text:p text:style-name="P8"/>
      <text:p text:style-name="P8"/>
      <text:p text:style-name="P13"><text:soft-page-break/></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0:46:54.668535799</meta:creation-date>
    <dc:date>2019-04-05T11:09:05.385614921</dc:date>
    <meta:editing-duration>PT16M39S</meta:editing-duration>
    <meta:editing-cycles>5</meta:editing-cycles>
    <meta:generator>LibreOffice/5.1.6.2$Linux_X86_64 LibreOffice_project/10m0$Build-2</meta:generator>
    <meta:document-statistic meta:table-count="0" meta:image-count="0" meta:object-count="0" meta:page-count="3" meta:paragraph-count="27" meta:word-count="329" meta:character-count="2056" meta:non-whitespace-character-count="1688"/>
  </office:meta>
</office:document-meta>
</file>